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1a9" officeooo:paragraph-rsid="001511a9"/>
    </style:style>
    <style:style style:name="P2" style:family="paragraph" style:parent-style-name="Standard">
      <style:paragraph-properties>
        <style:tab-stops/>
      </style:paragraph-properties>
      <style:text-properties officeooo:rsid="001511a9" officeooo:paragraph-rsid="001511a9"/>
    </style:style>
    <style:style style:name="P3" style:family="paragraph" style:parent-style-name="Standard">
      <style:paragraph-properties>
        <style:tab-stops>
          <style:tab-stop style:position="0.3752in"/>
        </style:tab-stops>
      </style:paragraph-properties>
      <style:text-properties officeooo:rsid="001511a9" officeooo:paragraph-rsid="00151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Name<text:tab/>FamilyName<text:tab/>Age<text:tab/>FavoriteColor</text:p>
      <text:p text:style-name="P3">Lovisa<text:tab/><text:tab/>Sandell<text:tab/>23<text:tab/>blue</text:p>
      <text:p text:style-name="P2">Karin<text:tab/><text:tab/>Eriksson<text:tab/>54<text:tab/>yellow</text:p>
      <text:p text:style-name="P2">Simon<text:tab/><text:tab/>Sandell<text:tab/>25<text:tab/>g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9:55:56.497342065</meta:creation-date>
    <dc:date>2018-01-25T10:01:22.153991610</dc:date>
    <meta:editing-duration>PT5M26S</meta:editing-duration>
    <meta:editing-cycles>1</meta:editing-cycles>
    <meta:document-statistic meta:table-count="0" meta:image-count="0" meta:object-count="0" meta:page-count="1" meta:paragraph-count="4" meta:word-count="16" meta:character-count="109" meta:non-whitespace-character-count="94"/>
    <meta:generator>LibreOffice/5.1.6.2$Linux_X86_64 LibreOffice_project/10m0$Build-2</meta:generator>
  </office:meta>
</office:document-meta>
</file>